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ext_20_body">
      <style:text-properties officeooo:rsid="00089d06" officeooo:paragraph-rsid="00089d06"/>
    </style:style>
    <style:style style:name="P4" style:family="paragraph" style:parent-style-name="Text_20_body">
      <style:text-properties officeooo:rsid="00090e07" officeooo:paragraph-rsid="00090e07"/>
    </style:style>
    <style:style style:name="P5" style:family="paragraph" style:parent-style-name="Heading_20_1">
      <style:text-properties officeooo:rsid="00089d06" officeooo:paragraph-rsid="00089d06"/>
    </style:style>
    <style:style style:name="P6" style:family="paragraph" style:parent-style-name="Heading_20_1">
      <style:text-properties officeooo:rsid="00090e07" officeooo:paragraph-rsid="00090e07"/>
    </style:style>
    <style:style style:name="P7" style:family="paragraph" style:parent-style-name="Heading_20_1">
      <style:text-properties officeooo:paragraph-rsid="00089d06"/>
    </style:style>
    <style:style style:name="P8" style:family="paragraph" style:parent-style-name="Gros_20_titre" style:master-page-name="First_20_Page">
      <style:paragraph-properties style:page-number="auto"/>
    </style:style>
    <style:style style:name="P9" style:family="paragraph" style:parent-style-name="Text_20_body">
      <style:text-properties officeooo:rsid="000ab25f" officeooo:paragraph-rsid="000ab25f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itle/></text:p>
      <text:h text:style-name="P5" text:outline-level="1">To study</text:h>
      <text:p text:style-name="P3">UTA</text:p>
      <text:p text:style-name="P3">ACUTA</text:p>
      <text:p text:style-name="P3">UTA GMS</text:p>
      <text:p text:style-name="P3">How to generate realistic random alternatives</text:p>
      <text:h text:style-name="P5" text:outline-level="1">First iteration</text:h>
      <text:p text:style-name="P3">Summarize UTA (Latex or Asciidoc). On GitHub.</text:p>
      <text:p text:style-name="P3">Implement UTA.</text:p>
      <text:p text:style-name="P3">Generate random alternatives using a uniform distribution D.</text:p>
      <text:p text:style-name="P3">Generate u^R and ≥^R.</text:p>
      <text:p text:style-name="P3">Get u^T from UTA and ≥^T.</text:p>
      <text:p text:style-name="P3">Compare a ≥^R b to a ≥^T b, according to D.</text:p>
      <text:p text:style-name="P4">Possibly: evaluate it mathematically.</text:p>
      <text:h text:style-name="P6" text:outline-level="1">In parallel</text:h>
      <text:p text:style-name="P4">Search literature for existing similar studies.</text:p>
      <text:h text:style-name="P6" text:outline-level="1">Next iterations</text:h>
      <text:p text:style-name="P3">Compare ≥^R to ≥ obtained from ACUTA or compute emptyness of ≥^N obtained from UTA GMS.</text:p>
      <text:p text:style-name="P4">Use more realistic distributions D.</text:p>
      <text:h text:style-name="P7" text:outline-level="1">Calendar</text:h>
      <text:p text:style-name="P9">Début 29 mai.</text:p>
      <text:p text:style-name="P9">Trois mois.</text:p>
      <text:p text:style-name="P9">Fin 1 septembre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Bitstream Vera Sans" fo:font-family="'Bitstream Vera Sans'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5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style:text-underline-style="dash" style:text-underline-width="auto" style:text-underline-color="font-color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2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2pt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2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2pt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réé" style:family="paragraph" style:parent-style-name="Salutation" style:next-style-name="Standard" style:class="text">
      <style:paragraph-properties fo:text-align="start" style:justify-single-word="false"/>
      <style:text-properties fo:font-size="10pt"/>
    </style:style>
    <style:style style:name="Gros_20_titre" style:display-name="Gros titre" style:family="paragraph" style:parent-style-name="Title" style:next-style-name="Heading_20_1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om" style:family="text">
      <style:text-properties fo:font-variant="small-cap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section text:style-name="MSect1" text:name="En-tête">
          <text:p text:style-name="Header">Olivier <text:span text:style-name="Nom">Cailloux</text:span></text:p>
          <text:p text:style-name="MP2"><text:date style:data-style-name="N76" text:date-value="2017-06-15T11:22:01.476417873" text:fixed="true">June 15, 2017</text:date></text:p>
        </text:section>
      </style:header>
      <style:footer>
        <text:p text:style-name="MP1"><text:page-number text:select-page="current">1</text:page-number></text:p>
      </style:footer>
    </style:master-page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7-06-15T11:22:01.704557708</meta:creation-date>
    <meta:editing-cycles>3</meta:editing-cycles>
    <meta:editing-duration>PT17M24S</meta:editing-duration>
    <meta:initial-creator>olivier </meta:initial-creator>
    <dc:date>2017-06-15T15:24:17.542936145</dc:date>
    <dc:creator>olivier </dc:creator>
    <meta:document-statistic meta:table-count="0" meta:image-count="0" meta:object-count="0" meta:page-count="1" meta:paragraph-count="27" meta:word-count="103" meta:character-count="602" meta:non-whitespace-character-count="525"/>
    <meta:user-defined meta:name="Info 1"/>
    <meta:user-defined meta:name="Info 2"/>
    <meta:user-defined meta:name="Info 3"/>
    <meta:user-defined meta:name="Info 4"/>
  </office:meta>
</office:document-meta>
</file>